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16D000000AA6BD97E901A06A6B5.png" manifest:media-type="image/png"/>
  <manifest:file-entry manifest:full-path="Pictures/1000160A000025AF000011893472975093088BA3.svg" manifest:media-type="image/svg+xml"/>
  <manifest:file-entry manifest:full-path="Pictures/10002E2C000025AF000014F87C35248CC841EF6F.svg" manifest:media-type="image/svg+xml"/>
  <manifest:file-entry manifest:full-path="Pictures/100002010000016D000000CB2087B711BF0F5C58.png" manifest:media-type="image/png"/>
  <manifest:file-entry manifest:full-path="Pictures/10000000000003900000001EACD250F8BC4061E4.png" manifest:media-type="image/png"/>
  <manifest:file-entry manifest:full-path="Pictures/10000201000003C00000022297ADF94F993A9D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draw:textarea-vertical-align="top"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152cm" fo:text-align="start"/>
      <style:text-properties fo:color="#6a737b"/>
    </style:style>
    <style:style style:name="P6" style:family="paragraph">
      <loext:graphic-properties draw:fill-color="#ffffff"/>
      <style:paragraph-properties fo:margin-top="0cm" fo:margin-bottom="0.152cm" fo:text-align="start"/>
      <style:text-properties fo:color="#6a737b"/>
    </style:style>
    <style:style style:name="P7" style:family="paragraph">
      <style:paragraph-properties fo:margin-top="0cm" fo:margin-bottom="0.152cm" fo:text-align="start"/>
      <style:text-properties fo:color="#94a0a9"/>
    </style:style>
    <style:style style:name="P8" style:family="paragraph">
      <loext:graphic-properties draw:fill-color="#ffffff"/>
      <style:paragraph-properties fo:margin-top="0cm" fo:margin-bottom="0.152cm" fo:text-align="start"/>
      <style:text-properties fo:color="#94a0a9"/>
    </style:style>
    <style:style style:name="P9" style:family="paragraph">
      <style:paragraph-properties fo:margin-top="0cm" fo:margin-bottom="0cm" fo:line-height="93%" fo:text-align="start"/>
    </style:style>
    <style:style style:name="P10" style:family="paragraph">
      <loext:graphic-properties draw:fill="none"/>
      <style:paragraph-properties fo:margin-top="0cm" fo:margin-bottom="0cm" fo:line-height="93%" fo:text-align="start"/>
      <style:text-properties fo:font-size="18pt"/>
    </style:style>
    <style:style style:name="P11"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6.883cm" svg:height="3.326cm" svg:x="1.461cm" svg:y="12.754cm" presentation:class="subtitle" presentation:user-transformed="true">
          <draw:text-box>
            <text:p text:style-name="P2"><text:span text:style-name="T2">Johannes Graßler (SUSE)</text:span></text:p>
            <text:p text:style-name="P2"><text:span text:style-name="T3">Cloud Developer</text:span></text:p>
            <text:p text:style-name="P2"><text:span text:style-name="T3">johannes.grassler@suse.com</text:span></text:p>
          </draw:text-box>
        </draw:frame>
        <draw:frame presentation:style-name="pr2" draw:text-style-name="P3" draw:layer="layout" svg:width="6.883cm" svg:height="3.326cm" svg:x="9.589cm" svg:y="12.754cm">
          <draw:text-box>
            <text:p text:style-name="P2"><text:span text:style-name="T2">Cameron Seader (SUSE)</text:span></text:p>
            <text:p text:style-name="P2"><text:span text:style-name="T3">Senior Technology Strategist</text:span></text:p>
            <text:p text:style-name="P2"><text:span text:style-name="T3">cseader@suse.com</text:span></text:p>
          </draw:text-box>
        </draw:frame>
        <draw:frame presentation:style-name="pr2" draw:text-style-name="P3" draw:layer="layout" svg:width="6.883cm" svg:height="2.564cm" svg:x="1.461cm" svg:y="15.548cm">
          <draw:text-box>
            <text:p text:style-name="P2"><text:span text:style-name="T2">Florian Haas (Hastexo)</text:span></text:p>
            <text:p text:style-name="P2"><text:span text:style-name="T3">CEO</text:span></text:p>
            <text:p text:style-name="P2"><text:span text:style-name="T3">florian.haas@hastexo.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6.883cm" svg:height="3.326cm" svg:x="1.461cm" svg:y="12.754cm" presentation:class="subtitle" presentation:user-transformed="true">
          <draw:text-box>
            <text:p text:style-name="P2"><text:span text:style-name="T2">Johannes Graßler (SUSE)</text:span></text:p>
            <text:p text:style-name="P2"><text:span text:style-name="T3">Cloud Developer</text:span></text:p>
            <text:p text:style-name="P2"><text:span text:style-name="T3">johannes.grassler@suse.com</text:span></text:p>
          </draw:text-box>
        </draw:frame>
        <draw:frame presentation:style-name="pr2" draw:text-style-name="P6" draw:layer="layout" svg:width="6.883cm" svg:height="3.326cm" svg:x="9.589cm" svg:y="12.754cm">
          <draw:text-box>
            <text:p text:style-name="P5"><text:span text:style-name="T4">Cameron Seader (SUSE)</text:span></text:p>
            <text:p text:style-name="P5"><text:span text:style-name="T5">Senior Technology Strategist</text:span></text:p>
            <text:p text:style-name="P5"><text:span text:style-name="T5">cseader@suse.com</text:span></text:p>
          </draw:text-box>
        </draw:frame>
        <draw:frame presentation:style-name="pr2" draw:text-style-name="P8" draw:layer="layout" svg:width="6.883cm" svg:height="2.564cm" svg:x="1.461cm" svg:y="15.548cm">
          <draw:text-box>
            <text:p text:style-name="P7"><text:span text:style-name="T4">Florian Haas (Hastexo)</text:span></text:p>
            <text:p text:style-name="P7"><text:span text:style-name="T5">CEO</text:span></text:p>
            <text:p text:style-name="P7"><text:span text:style-name="T5">florian.haas@hastexo.com</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3" draw:style-name="dp1" draw:master-page-name="Call_20_to_20_Action" presentation:presentation-page-layout-name="AL2T19">
        <office:forms form:automatic-focus="false" form:apply-design-mode="false"/>
        <draw:custom-shape draw:name="TextBox 1" draw:style-name="gr2" draw:text-style-name="P10" draw:layer="layout" svg:width="18.188cm" svg:height="2.995cm" svg:x="4.386cm" svg:y="3.616cm">
          <text:p text:style-name="P9"><text:span text:style-name="T6">Further Reading:</text:span></text:p>
          <text:p text:style-name="P9"><text:span text:style-name="T6"><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4" draw:text-style-name="P11" draw:layer="layout" svg:width="17.271cm" svg:height="12.572cm" svg:x="2.159cm" svg:y="13.271cm" presentation:class="notes" presentation:placeholder="true">
            <draw:text-box/>
          </draw:frame>
        </presentation:notes>
      </draw:page>
      <draw:page draw:name="page4" draw:style-name="dp1" draw:master-page-name="Logo">
        <office:forms form:automatic-focus="false" form:apply-design-mode="false"/>
        <presentation:notes draw:style-name="dp2">
          <draw:page-thumbnail draw:style-name="gr1" draw:layer="layout" svg:width="13.968cm" svg:height="10.476cm" svg:x="3.81cm" svg:y="2.123cm" draw:page-number="4" presentation:class="page"/>
          <draw:frame presentation:style-name="pr5" draw:text-style-name="P11" draw:layer="layout" svg:width="17.271cm" svg:height="12.572cm" svg:x="2.159cm" svg:y="13.271cm" presentation:class="notes" presentation:placeholder="true">
            <draw:text-box/>
          </draw:frame>
        </presentation:notes>
      </draw:page>
      <draw:page draw:name="page5" draw:style-name="dp1" draw:master-page-name="Logo_2b_Info">
        <office:forms form:automatic-focus="false" form:apply-design-mode="false"/>
        <presentation:notes draw:style-name="dp2">
          <draw:page-thumbnail draw:style-name="gr1" draw:layer="layout" svg:width="13.97cm" svg:height="10.465cm" svg:x="3.81cm" svg:y="2.134cm" draw:page-number="5" presentation:class="page"/>
          <draw:frame presentation:style-name="pr6"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6BD97E901A06A6B5.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97ADF94F993A9D8B.png" xlink:type="simple" xlink:show="embed" xlink:actuate="onLoad">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1-04T15:51:37.178286474</dc:date>
    <meta:editing-duration>PT18H28M54S</meta:editing-duration>
    <meta:editing-cycles>87</meta:editing-cycles>
    <meta:generator>LibreOffice/5.2.2.2.0$Linux_X86_64 LibreOffice_project/20m0$Build-2</meta:generator>
    <meta:keyword>presentation</meta:keyword>
    <meta:keyword>template</meta:keyword>
    <meta:keyword>SUSE template</meta:keyword>
    <meta:keyword>2014</meta:keyword>
    <meta:document-statistic meta:object-count="122"/>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